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9pt"/>
    </style:style>
    <style:style style:name="co2" style:family="table-column">
      <style:table-column-properties fo:break-before="auto" style:column-width="43.3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1.1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22">
      <style:table-cell-properties fo:border="0.06pt solid #000000"/>
      <style:text-properties fo:font-size="9pt" style:font-size-asian="9pt" style:font-size-complex="9pt"/>
    </style:style>
    <style:style style:name="ce5" style:family="table-cell" style:parent-style-name="Default" style:data-style-name="N122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fo:border-bottom="0.06pt solid #000000" fo:border-left="0.99pt solid #000000" fo:border-right="0.06pt solid #000000" fo:border-top="0.06pt solid #000000"/>
      <style:text-properties fo:font-size="9pt" style:font-size-asian="9pt" style:font-size-complex="9pt"/>
    </style:style>
    <style:style style:name="ce10" style:family="table-cell" style:parent-style-name="Default" style:data-style-name="N122">
      <style:table-cell-properties fo:border-bottom="0.06pt solid #000000" fo:border-left="0.99pt solid #000000" fo:border-right="0.06pt solid #000000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ext-properties fo:font-size="9pt" style:font-size-asian="9pt" style:font-size-complex="9pt"/>
    </style:style>
    <style:style style:name="ce15" style:family="table-cell" style:parent-style-name="Default" style:data-style-name="N122">
      <style:table-cell-properties fo:border="none"/>
      <style:text-properties fo:font-size="9pt" style:font-size-asian="9pt" style:font-size-complex="9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4"/>
        <table:table-column table:style-name="co2" table:default-cell-style-name="ce9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ce14"/>
        <table:table-row table:style-name="ro1">
          <table:table-cell table:style-name="ce1"/>
          <table:table-cell table:style-name="ce3" office:value-type="string" calcext:value-type="string" table:number-columns-spanned="2" table:number-rows-spanned="1">
            <text:p>Voting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Cars</text:p>
          </table:table-cell>
          <table:covered-table-cell table:style-name="ce6"/>
          <table:table-cell/>
          <table:table-cell table:style-name="ce11" office:value-type="string" calcext:value-type="string">
            <text:p>Unpruned</text:p>
          </table:table-cell>
          <table:table-cell table:style-name="ce13" office:value-type="string" calcext:value-type="string">
            <text:p>Voting</text:p>
          </table:table-cell>
          <table:table-cell table:style-name="ce13" office:value-type="string" calcext:value-type="string">
            <text:p>Cars</text:p>
          </table:table-cell>
        </table:table-row>
        <table:table-row table:style-name="ro2">
          <table:table-cell table:style-name="ce1"/>
          <table:table-cell table:style-name="ce2" office:value-type="string" calcext:value-type="string">
            <text:p>Train</text:p>
          </table:table-cell>
          <table:table-cell table:style-name="ce6" office:value-type="string" calcext:value-type="string">
            <text:p>Test</text:p>
          </table:table-cell>
          <table:table-cell table:style-name="ce8" office:value-type="string" calcext:value-type="string">
            <text:p>Train</text:p>
          </table:table-cell>
          <table:table-cell table:style-name="ce6" office:value-type="string" calcext:value-type="string">
            <text:p>Test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45" calcext:value-type="float">
            <text:p>45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/>
          <table:table-cell office:value-type="float" office:value="0.987244897959184" calcext:value-type="float">
            <text:p>0.98724</text:p>
          </table:table-cell>
          <table:table-cell office:value-type="float" office:value="0.976744186046512" calcext:value-type="float">
            <text:p>0.97674</text:p>
          </table:table-cell>
          <table:table-cell office:value-type="float" office:value="0.989717223650386" calcext:value-type="float">
            <text:p>0.98972</text:p>
          </table:table-cell>
          <table:table-cell office:value-type="float" office:value="0.918604651162791" calcext:value-type="float">
            <text:p>0.91860</text:p>
          </table:table-cell>
          <table:table-cell/>
          <table:table-cell office:value-type="string" calcext:value-type="string">
            <text:p>Depth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0.9846547314578" calcext:value-type="float">
            <text:p>0.98465</text:p>
          </table:table-cell>
          <table:table-cell office:value-type="float" office:value="0.909090909090909" calcext:value-type="float">
            <text:p>0.90909</text:p>
          </table:table-cell>
          <table:table-cell office:value-type="float" office:value="0.980707395498392" calcext:value-type="float">
            <text:p>0.98071</text:p>
          </table:table-cell>
          <table:table-cell office:value-type="float" office:value="0.907514450867052" calcext:value-type="float">
            <text:p>0.90751</text:p>
          </table:table-cell>
          <table:table-cell/>
          <table:table-cell office:value-type="string" calcext:value-type="string">
            <text:p>Test Score</text:p>
          </table:table-cell>
          <table:table-cell table:style-name="ce15" office:value-type="float" office:value="0.935782241014799" calcext:value-type="float">
            <text:p>0.93578</text:p>
          </table:table-cell>
          <table:table-cell table:style-name="ce15" office:value-type="float" office:value="0.925934265358247" calcext:value-type="float">
            <text:p>0.92593</text:p>
          </table:table-cell>
        </table:table-row>
        <table:table-row table:style-name="ro1">
          <table:table-cell/>
          <table:table-cell office:value-type="float" office:value="0.987244897959184" calcext:value-type="float">
            <text:p>0.98724</text:p>
          </table:table-cell>
          <table:table-cell office:value-type="float" office:value="0.930232558139535" calcext:value-type="float">
            <text:p>0.93023</text:p>
          </table:table-cell>
          <table:table-cell office:value-type="float" office:value="0.994212218649518" calcext:value-type="float">
            <text:p>0.99421</text:p>
          </table:table-cell>
          <table:table-cell office:value-type="float" office:value="0.947976878612717" calcext:value-type="float">
            <text:p>0.94798</text:p>
          </table:table-cell>
          <table:table-cell/>
          <table:table-cell table:style-name="ce11" office:value-type="string" calcext:value-type="string">
            <text:p>Pruned</text:p>
          </table:table-cell>
          <table:table-cell table:style-name="ce13" office:value-type="string" calcext:value-type="string">
            <text:p>Voting</text:p>
          </table:table-cell>
          <table:table-cell table:style-name="ce13" office:value-type="string" calcext:value-type="string">
            <text:p>Cars</text:p>
          </table:table-cell>
        </table:table-row>
        <table:table-row table:style-name="ro2">
          <table:table-cell/>
          <table:table-cell office:value-type="float" office:value="0.989769820971867" calcext:value-type="float">
            <text:p>0.98977</text:p>
          </table:table-cell>
          <table:table-cell office:value-type="float" office:value="0.931818181818182" calcext:value-type="float">
            <text:p>0.93182</text:p>
          </table:table-cell>
          <table:table-cell office:value-type="float" office:value="0.992282958199357" calcext:value-type="float">
            <text:p>0.99228</text:p>
          </table:table-cell>
          <table:table-cell office:value-type="float" office:value="0.930635838150289" calcext:value-type="float">
            <text:p>0.93064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/>
          <table:table-cell office:value-type="float" office:value="0.979591836734694" calcext:value-type="float">
            <text:p>0.97959</text:p>
          </table:table-cell>
          <table:table-cell office:value-type="float" office:value="0.953488372093023" calcext:value-type="float">
            <text:p>0.95349</text:p>
          </table:table-cell>
          <table:table-cell office:value-type="float" office:value="0.994212218649518" calcext:value-type="float">
            <text:p>0.99421</text:p>
          </table:table-cell>
          <table:table-cell office:value-type="float" office:value="0.930635838150289" calcext:value-type="float">
            <text:p>0.93064</text:p>
          </table:table-cell>
          <table:table-cell/>
          <table:table-cell office:value-type="string" calcext:value-type="string">
            <text:p>Depth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0.9846547314578" calcext:value-type="float">
            <text:p>0.98465</text:p>
          </table:table-cell>
          <table:table-cell office:value-type="float" office:value="0.977272727272727" calcext:value-type="float">
            <text:p>0.97727</text:p>
          </table:table-cell>
          <table:table-cell office:value-type="float" office:value="0.990359897172236" calcext:value-type="float">
            <text:p>0.99036</text:p>
          </table:table-cell>
          <table:table-cell office:value-type="float" office:value="0.947674418604651" calcext:value-type="float">
            <text:p>0.94767</text:p>
          </table:table-cell>
          <table:table-cell/>
          <table:table-cell office:value-type="string" calcext:value-type="string">
            <text:p>Test Score</text:p>
          </table:table-cell>
          <table:table-cell office:value-type="float" office:value="0.93578" calcext:value-type="float">
            <text:p>0.93578</text:p>
          </table:table-cell>
          <table:table-cell table:style-name="ce15" office:value-type="float" office:value="0.8935185" calcext:value-type="float">
            <text:p>0.89352</text:p>
          </table:table-cell>
        </table:table-row>
        <table:table-row table:style-name="ro2">
          <table:table-cell/>
          <table:table-cell office:value-type="float" office:value="0.989795918367347" calcext:value-type="float">
            <text:p>0.98980</text:p>
          </table:table-cell>
          <table:table-cell office:value-type="float" office:value="0.953488372093023" calcext:value-type="float">
            <text:p>0.95349</text:p>
          </table:table-cell>
          <table:table-cell office:value-type="float" office:value="0.99871382636656" calcext:value-type="float">
            <text:p>0.99871</text:p>
          </table:table-cell>
          <table:table-cell office:value-type="float" office:value="0.919075144508671" calcext:value-type="float">
            <text:p>0.91908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/>
          <table:table-cell office:value-type="float" office:value="0.987212276214834" calcext:value-type="float">
            <text:p>0.98721</text:p>
          </table:table-cell>
          <table:table-cell office:value-type="float" office:value="0.931818181818182" calcext:value-type="float">
            <text:p>0.93182</text:p>
          </table:table-cell>
          <table:table-cell office:value-type="float" office:value="0.987781350482315" calcext:value-type="float">
            <text:p>0.98778</text:p>
          </table:table-cell>
          <table:table-cell office:value-type="float" office:value="0.895953757225434" calcext:value-type="float">
            <text:p>0.89595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/>
          <table:table-cell office:value-type="float" office:value="0.974489795918367" calcext:value-type="float">
            <text:p>0.97449</text:p>
          </table:table-cell>
          <table:table-cell office:value-type="float" office:value="0.930232558139535" calcext:value-type="float">
            <text:p>0.93023</text:p>
          </table:table-cell>
          <table:table-cell office:value-type="float" office:value="0.992926045016077" calcext:value-type="float">
            <text:p>0.99293</text:p>
          </table:table-cell>
          <table:table-cell office:value-type="float" office:value="0.947976878612717" calcext:value-type="float">
            <text:p>0.94798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/>
          <table:table-cell office:value-type="float" office:value="0.989769820971867" calcext:value-type="float">
            <text:p>0.98977</text:p>
          </table:table-cell>
          <table:table-cell office:value-type="float" office:value="0.863636363636364" calcext:value-type="float">
            <text:p>0.86364</text:p>
          </table:table-cell>
          <table:table-cell office:value-type="float" office:value="0.992282958199357" calcext:value-type="float">
            <text:p>0.99228</text:p>
          </table:table-cell>
          <table:table-cell office:value-type="float" office:value="0.913294797687861" calcext:value-type="float">
            <text:p>0.91329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Mean</text:p>
          </table:table-cell>
          <table:table-cell table:style-name="ce5" table:formula="of:=AVERAGE([.B3:.B12])" office:value-type="float" office:value="0.985442872801294" calcext:value-type="float">
            <text:p>0.98544</text:p>
          </table:table-cell>
          <table:table-cell table:style-name="ce5" table:formula="of:=AVERAGE([.C3:.C12])" office:value-type="float" office:value="0.935782241014799" calcext:value-type="float">
            <text:p>0.93578</text:p>
          </table:table-cell>
          <table:table-cell table:style-name="ce10" table:formula="of:=AVERAGE([.D3:.D12])" office:value-type="float" office:value="0.991319609188372" calcext:value-type="float">
            <text:p>0.99132</text:p>
          </table:table-cell>
          <table:table-cell table:style-name="ce5" table:formula="of:=AVERAGE([.E3:.E12])" office:value-type="float" office:value="0.925934265358247" calcext:value-type="float">
            <text:p>0.92593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</table:table-row>
        <table:table-row table:style-name="ro3">
          <table:table-cell/>
          <table:table-cell table:style-name="Default" table:number-columns-repeated="4"/>
          <table:table-cell/>
          <table:table-cell table:style-name="ce12" office:value-type="string" calcext:value-type="string">
            <text:p>Pruned</text:p>
          </table:table-cell>
          <table:table-cell table:style-name="ce13" office:value-type="string" calcext:value-type="string">
            <text:p>Voting</text:p>
          </table:table-cell>
          <table:table-cell table:style-name="ce13" office:value-type="string" calcext:value-type="string">
            <text:p>Cars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office:value-type="string" calcext:value-type="string">
            <text:p>Nodes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office:value-type="string" calcext:value-type="string">
            <text:p>Depth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office:value-type="string" calcext:value-type="string">
            <text:p>Test Score</text:p>
          </table:table-cell>
          <table:table-cell office:value-type="float" office:value="0.93578" calcext:value-type="float">
            <text:p>0.93578</text:p>
          </table:table-cell>
          <table:table-cell table:style-name="ce15" office:value-type="float" office:value="0.8935185" calcext:value-type="float">
            <text:p>0.89352</text:p>
          </table:table-cell>
        </table:table-row>
        <table:table-row table:style-name="ro3">
          <table:table-cell/>
          <table:table-cell table:style-name="Default" table:number-columns-repeated="4"/>
          <table:table-cell/>
          <table:table-cell table:style-name="ce12" office:value-type="string" calcext:value-type="string">
            <text:p>Extra Pruned</text:p>
          </table:table-cell>
          <table:table-cell table:style-name="ce13" office:value-type="string" calcext:value-type="string">
            <text:p>Voting</text:p>
          </table:table-cell>
          <table:table-cell table:style-name="ce13" office:value-type="string" calcext:value-type="string">
            <text:p>Cars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office:value-type="string" calcext:value-type="string">
            <text:p>Nodes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office:value-type="string" calcext:value-type="string">
            <text:p>Depth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office:value-type="string" calcext:value-type="string">
            <text:p>Test Score</text:p>
          </table:table-cell>
          <table:table-cell table:style-name="ce15" office:value-type="float" office:value="0.935782241014799" calcext:value-type="float">
            <text:p>0.93578</text:p>
          </table:table-cell>
          <table:table-cell table:style-name="ce15" office:value-type="float" office:value="0.90277777" calcext:value-type="float">
            <text:p>0.902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 style:data-style-name="N2" text:time-value="14:39:24.9641311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00:23:37.619381825</meta:creation-date>
    <dc:date>2018-03-13T22:58:11.414586830</dc:date>
    <meta:editing-duration>PT22M</meta:editing-duration>
    <meta:editing-cycles>3</meta:editing-cycles>
    <meta:generator>LibreOffice/5.1.6.2$Linux_X86_64 LibreOffice_project/10m0$Build-2</meta:generator>
    <meta:document-statistic meta:table-count="1" meta:cell-count="99" meta:object-count="0"/>
  </office:meta>
</office:document-meta>
</file>